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4b2df2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officeooo:rsid="000a14f6"/>
    </style:style>
    <style:style style:name="T65" style:family="text">
      <style:text-properties officeooo:rsid="005714b7"/>
    </style:style>
    <style:style style:name="T66" style:family="text">
      <style:text-properties officeooo:rsid="00880dbe"/>
    </style:style>
    <style:style style:name="T67" style:family="text">
      <style:text-properties officeooo:rsid="007c6d62"/>
    </style:style>
    <style:style style:name="T68" style:family="text">
      <style:text-properties officeooo:rsid="01e21ff5"/>
    </style:style>
    <style:style style:name="T69" style:family="text">
      <style:text-properties officeooo:rsid="0233449b"/>
    </style:style>
    <style:style style:name="T70" style:family="text">
      <style:text-properties officeooo:rsid="02317916"/>
    </style:style>
    <style:style style:name="T71" style:family="text">
      <style:text-properties officeooo:rsid="0063a409"/>
    </style:style>
    <style:style style:name="T72" style:family="text">
      <style:text-properties officeooo:rsid="034a2232"/>
    </style:style>
    <style:style style:name="T73" style:family="text">
      <style:text-properties officeooo:rsid="0387836c"/>
    </style:style>
    <style:style style:name="T74" style:family="text">
      <style:text-properties officeooo:rsid="03b4652d"/>
    </style:style>
    <style:style style:name="T75" style:family="text">
      <style:text-properties officeooo:rsid="03e46f2c"/>
    </style:style>
    <style:style style:name="T76" style:family="text">
      <style:text-properties officeooo:rsid="023d18e5"/>
    </style:style>
    <style:style style:name="T77" style:family="text">
      <style:text-properties officeooo:rsid="00836784"/>
    </style:style>
    <style:style style:name="T78" style:family="text">
      <style:text-properties officeooo:rsid="036e9576"/>
    </style:style>
    <style:style style:name="T79" style:family="text">
      <style:text-properties officeooo:rsid="041b89ea"/>
    </style:style>
    <style:style style:name="T80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74">Esser-</text:span>Skala, 201<text:span text:style-name="T75">9</text:span></text:p>
      <text:p text:style-name="P17"/>
      <text:p text:style-name="P17"/>
      <text:p text:style-name="P12">© 201<text:span text:style-name="T75">9</text:span> by Wolfgang <text:span text:style-name="T74">Esser-</text:span>Skala. This edition is licensed under the<text:span text:style-name="T72"><text:line-break/></text:span>Creative Commons Attribution<text:span text:style-name="T66">-NonCommercial-ShareAlike</text:span> 4.0 International License.<text:span text:style-name="T72"><text:line-break/></text:span>To view a copy of this license, visit http://creativecommons.org/licenses/by<text:span text:style-name="T67">-nc-sa</text:span>/4.0/.</text:p>
      <text:p text:style-name="P11"/>
      <text:p text:style-name="P13">Music engraving by LilyPond 2.18.0 (http://www.lilypond.org).<text:span text:style-name="T65"><text:line-break/>Front matter</text:span> typeset with EB Garamond (http://www.georgduffner.at/ebgaramond).</text:p>
      <text:p text:style-name="P17"/>
      <text:p text:style-name="P10">First <text:span text:style-name="T68">version</text:span>, <text:span text:style-name="T75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71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79">http://resolver.staatsbibliothek-berlin.de/SBB0000A77E00000000<text:line-break/><text:tab/></text:span>(siglum Mus.<text:span text:style-name="T79">ms. 23262</text:span>).</text:p>
      <text:p text:style-name="P2"/>
      <text:p text:style-name="P3">In general, this edition closely follows the <text:span text:style-name="T73">manuscript</text:span>. Any changes <text:span text:style-name="T6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76"> cor, horn; fl, flute; Ms, manuscript; ob, oboe; o</text:span>rg,<text:span text:style-name="T80"> </text:span>basses and organ; <text:span text:style-name="T76">r, rest;</text:span> S,<text:span text:style-name="T80"> </text:span>soprano; T<text:span text:style-name="T77">, </text:span>tenor; <text:span text:style-name="T78">vl</text:span>, violin;<text:span text:style-name="T78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70">wolfgang</text:span> (at) <text:span text:style-name="T69">esser-skala</text:span>.at<text:span text:style-name="T70"> or create an issue or pull </text:span><text:soft-page-break/><text:span text:style-name="T70">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74">Esser-</text:span>Skala</text:p>
      <text:p text:style-name="P23"><text:span text:style-name="T72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75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5:07:05.490741564</dc:date>
    <dc:creator>Wolfgang Skala</dc:creator>
    <meta:editing-duration>P11DT15H56M35S</meta:editing-duration>
    <meta:editing-cycles>1011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614" meta:character-count="3455" meta:non-whitespace-character-count="2810"/>
  </office:meta>
</office:document-meta>
</file>